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ALLUPE VASQUEZ, ELVA EUMILI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CL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8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CAMPOAVES</text:span></text:p>
            <text:p text:style-name="P7">Lin.Genet(Ped.1):<text:span text:style-name="T4">PATOS BB</text:span></text:p>
            <text:p text:style-name="P7">Cant.Cajas(Ped 1):<text:span text:style-name="T4">8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4T21:57:4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